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8SeoulNamsan B" svg:font-family="'08SeoulNamsan B'" style:font-pitch="variable"/>
    <style:font-face style:name="08SeoulNamsan L1" svg:font-family="'08SeoulNamsan L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08SeoulNamsan L" svg:font-family="'08SeoulNamsan L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style:font-name="08SeoulNamsan B"/>
    </style:style>
    <style:style style:name="P2" style:family="paragraph">
      <loext:graphic-properties draw:fill-color="#ffffff"/>
    </style:style>
    <style:style style:name="T1" style:family="text">
      <style:text-properties style:font-name="08SeoulNamsan 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Java-Spring/ Python-django </text:span><text:span text:style-name="T1">로 하는</text:span></text:p>
            <text:p><text:span text:style-name="T1">웹부터 </text:span></text:p>
            <text:p><text:span text:style-name="T1">Java-Android/ objective c++ - Swing </text:span><text:span text:style-name="T1">으로 하는</text:span></text:p>
            <text:p><text:span text:style-name="T1">앱까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개발 외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ystem Architecture</text:p>
              </text:list-item>
              <text:list-item>
                <text:p>Story Board</text:p>
              </text:list-item>
              <text:list-item>
                <text:p>ERD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웹 개발 내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Model with ORM</text:p>
              </text:list-item>
              <text:list-item>
                <text:p>Func/class/gen View</text:p>
              </text:list-item>
              <text:list-item>
                <text:p>Tag/filter with Template</text:p>
              </text:list-item>
              <text:list-item>
                <text:p>Form</text:p>
              </text:list-item>
              <text:list-item>
                <text:p>Static</text:p>
              </text:list-item>
              <text:list-item>
                <text:p>Auth</text:p>
              </text:list-item>
              <text:list-item>
                <text:p>Middleware</text:p>
              </text:list-item>
              <text:list-item>
                <text:p>Error handling</text:p>
              </text:list-item>
              <text:list-item>
                <text:p>Logging</text:p>
              </text:list-item>
              <text:list-item>
                <text:p>Signal</text:p>
              </text:list-item>
              <text:list-item>
                <text:p>Async</text:p>
              </text:list-item>
              <text:list-item>
                <text:p>REST</text:p>
              </text:list-item>
              <text:list-item>
                <text:p>Cache</text:p>
              </text:list-item>
              <text:list-item>
                <text:p>Admin, test, Deployment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MVC structure</text:p>
              </text:list-item>
              <text:list-item>
                <text:p>Request/Response</text:p>
              </text:list-item>
              <text:list-item>
                <text:p>Session/Cookie</text:p>
              </text:list-item>
              <text:list-item>
                <text:p>Meta</text:p>
              </text:list-item>
              <text:list-item>
                <text:p>JSP/JSTL/EL</text:p>
              </text:list-item>
              <text:list-item>
                <text:p>JDBC</text:p>
              </text:list-item>
              <text:list-item>
                <text:p>MYbat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Practical Issu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emplate tag inside tag</text:p>
              </text:list-item>
              <text:list-item>
                <text:p>Model default with callable function with self argument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8SeoulNamsan B" svg:font-family="'08SeoulNamsan B'" style:font-pitch="variable"/>
    <style:font-face style:name="08SeoulNamsan L1" svg:font-family="'08SeoulNamsan L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08SeoulNamsan L" svg:font-family="'08SeoulNamsan L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08SeoulNamsan L1" fo:font-family="'08SeoulNamsan L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08SeoulNamsan M1" fo:font-family="'08SeoulNamsan M'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26pt" style:font-size-asian="26pt" style:font-size-complex="26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07:54:48.921054066</meta:creation-date>
    <dc:date>2017-02-12T13:39:41.116460502</dc:date>
    <meta:editing-duration>PT33M44S</meta:editing-duration>
    <meta:editing-cycles>20</meta:editing-cycles>
    <meta:generator>LibreOffice/5.1.4.2$Linux_X86_64 LibreOffice_project/10m0$Build-2</meta:generator>
    <meta:document-statistic meta:object-count="39"/>
  </office:meta>
</office:document-meta>
</file>